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3">
      <style:text-properties officeooo:rsid="001b3055" officeooo:paragraph-rsid="001b3055"/>
    </style:style>
    <style:style style:name="P2" style:family="paragraph" style:parent-style-name="Standard">
      <style:text-properties officeooo:rsid="001b3055" officeooo:paragraph-rsid="001b3055"/>
    </style:style>
    <style:style style:name="P3" style:family="paragraph" style:parent-style-name="Standard">
      <style:text-properties officeooo:paragraph-rsid="001b3055"/>
    </style:style>
    <style:style style:name="P4" style:family="paragraph" style:parent-style-name="Standard">
      <style:text-properties style:font-name="Liberation Serif" fo:font-size="14pt" style:text-underline-style="none" fo:font-weight="bold" officeooo:rsid="001b3055" officeooo:paragraph-rsid="001b3055" style:font-name-asian="Noto Serif CJK SC" style:font-size-asian="14pt" style:font-weight-asian="bold" style:font-name-complex="Lohit Devanagari" style:font-size-complex="14pt" style:font-weight-complex="bold"/>
    </style:style>
    <style:style style:name="P5" style:family="paragraph" style:parent-style-name="Text_20_body" style:list-style-name="L1"/>
    <style:style style:name="P6" style:family="paragraph" style:parent-style-name="Text_20_body">
      <style:text-properties officeooo:rsid="001b3055" officeooo:paragraph-rsid="001b3055"/>
    </style:style>
    <style:style style:name="P7" style:family="paragraph" style:parent-style-name="Text_20_body" style:list-style-name="L2">
      <style:text-properties officeooo:paragraph-rsid="001b3055"/>
    </style:style>
    <style:style style:name="P8" style:family="paragraph" style:parent-style-name="Text_20_body" style:list-style-name="L1">
      <style:paragraph-properties fo:margin-top="0cm" fo:margin-bottom="0cm" loext:contextual-spacing="false"/>
    </style:style>
    <style:style style:name="T1" style:family="text">
      <style:text-properties officeooo:rsid="001b3055"/>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Kernel</text:p>
      <text:p text:style-name="P2"/>
      <text:p text:style-name="P3"><text:span text:style-name="T1">Android uses the Linux kernel. </text:span>Android uses a slightly customized Linux kernel. The following is a concise list of the changes to the Linux kernel:</text:p>
      <text:p text:style-name="P2"/>
      <text:list xml:id="list793391307" text:style-name="L2">
        <text:list-item>
          <text:p text:style-name="P7"><text:span text:style-name="Strong_20_Emphasis"><text:span text:style-name="T1">ashmem (Android Shared Memory)</text:span></text:span><text:span text:style-name="T1">: A file-based shared memory system to user space</text:span></text:p>
        </text:list-item>
      </text:list>
      <text:list xml:id="list1809723904" text:style-name="L1">
        <text:list-item>
          <text:p text:style-name="P8"><text:span text:style-name="Strong_20_Emphasis">Binder</text:span>: An <text:span text:style-name="Strong_20_Emphasis">interprocess communication</text:span> (<text:span text:style-name="Strong_20_Emphasis">IPC</text:span>) and <text:span text:style-name="Strong_20_Emphasis">remote procedure call</text:span> (<text:span text:style-name="Strong_20_Emphasis">RPC</text:span>) system</text:p>
        </text:list-item>
        <text:list-item>
          <text:p text:style-name="P8"><text:span text:style-name="Strong_20_Emphasis">logger</text:span>: A high-speed in-kernel logging mechanism optimized for writes</text:p>
        </text:list-item>
        <text:list-item>
          <text:p text:style-name="P8"><text:span text:style-name="Strong_20_Emphasis">paranoid networking</text:span>: A mechanism to restrict network I/O to certain processes</text:p>
        </text:list-item>
        <text:list-item>
          <text:p text:style-name="P8"><text:span text:style-name="Strong_20_Emphasis">pmem (physical memory)</text:span>: A driver for mapping large chunks of physical memory into user space</text:p>
        </text:list-item>
        <text:list-item>
          <text:p text:style-name="P8"><text:span text:style-name="Strong_20_Emphasis">Viking Killer</text:span>: A replacement OOM killer that implements Android's "kill least recently used process" logic under low-memory conditions</text:p>
        </text:list-item>
        <text:list-item>
          <text:p text:style-name="P5"><text:span text:style-name="Strong_20_Emphasis">wakelocks</text:span>: Android's unique power management solution, in which the default state of the device is sleep and explicit action is required (via a wakelock) to prevent that.</text:p>
        </text:list-item>
      </text:list>
      <text:p text:style-name="P2"/>
      <text:p text:style-name="P6">Most of the changes were implemented as device drivers with little or no changes necessary to the core kernel code. The only significant subsystem-spanning change is wakelocks.</text:p>
      <text:p text:style-name="P2">The default build of AOSP is for various devices from Google, such as Nexus or Pixel.</text:p>
      <text:p text:style-name="P2"/>
      <text:h text:style-name="P1" text:outline-level="3">HAL</text:h>
      <text:p text:style-name="Text_20_body">HAL defines a standard interface for hardware vendors to implement and allows Android to be agnostic about lower-level driver implementations. HAL allows you to implement functionality without affecting or modifying the higher level system. HAL implementations are packaged into module (<text:span text:style-name="Source_20_Text">.so</text:span>) files and loaded by the Android system at the appropriate time. This is one of the focuses for porting Android systems to a new platform. </text:p>
      <text:p text:style-name="P2"/>
      <text:h text:style-name="P1" text:outline-level="3">Android system services</text:h>
      <text:p text:style-name="Text_20_body">Functionality exposed by application framework APIs communicates with system services to access the underlying hardware. There are two groups of services that application developers may interact mostly with. They are <text:span text:style-name="Strong_20_Emphasis">system</text:span> (services such as window manager and notification manager) and <text:span text:style-name="Strong_20_Emphasis">media</text:span> (services involved in playing and recording media). These are the services that provide application interfaces as part of the Android framework.</text:p>
      <text:h text:style-name="P1" text:outline-level="3">Binder IPC</text:h>
      <text:p text:style-name="Text_20_body">The Binder IPC mechanism allows the application framework to cross process boundaries and call into the Android system services code. This enables high-level framework APIs to interact with Android system services. An Android application usually runs in its own process space. It doesn't have the ability to access system resources or the underlying hardware directly. It has to talk to system services through Binder IPC to access the system resource. Since applications and system services run in different processes, the Binder IPC provides a mechanism for this purpose.</text:p>
      <text:p text:style-name="P2"/>
      <text:p text:style-name="P2"/>
      <text:h text:style-name="P1" text:outline-level="3"><text:soft-page-break/>Recovery</text:h>
      <text:p text:style-name="P2">Recovery is a tool that can be used to upgrade or reinstall Android systems. It is part of the AOSP source code. </text:p>
      <text:p text:style-name="P2"/>
      <text:p text:style-name="P2">The unique point about recovery compared to the other parts of Android is that it is a self-contained system by itself. </text:p>
      <text:p text:style-name="P2"/>
      <text:p text:style-name="P6">Recovery is a separate system from Android that shares the same kernel with the Android system that it supports. We can treat it as a mini operating system or an embedded application that we can find in many embedded devices. It is a dedicated application running on top of the same Linux kernel as Android and it performs a single task, which is to update the current Android system.</text:p>
      <text:p text:style-name="P2"/>
      <text:p text:style-name="P2">When the system boots to recovery mode, it boots from a dedicated partition in the flash. This partition includes the recovery image that includes a Linux kernel and a special ramdisk image.</text:p>
      <text:p text:style-name="P2"/>
      <text:p text:style-name="P2">The recovery ramdisk of recovery, it has a similar directory structure to the normal ramdisk. In the init script of recovery ramdisk, init starts the recovery program and it is the main process of the recovery mode. The recovery itself is the same as other native daemons in the Android system. The programming for recovery is part of the scope of Android system programming. The programming language and debug method for recovery is also the same as native Android applications.</text:p>
      <text:p text:style-name="P2"/>
      <text:p text:style-name="P2"/>
      <text:p text:style-name="P2"/>
      <text:p text:style-name="P2"/>
      <text:p text:style-name="P2"/>
      <text:p text:style-name="P2"/>
      <text:p text:style-name="P6">The code name of the original Android emulator is goldfish. It is based on an older version of QEMU. A new Android emulator version was released based on QEMU 2.x in 2016. The code name of this new emulator is ranchu. It is supported by KitKat and the others.</text:p>
      <text:p text:style-name="P2"/>
      <text:p text:style-name="P2"/>
      <text:p text:style-name="P2"/>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4-03T16:40:28.271416852</meta:creation-date>
    <meta:generator>LibreOffice/6.3.5.2$Linux_X86_64 LibreOffice_project/30$Build-2</meta:generator>
    <dc:date>2020-04-03T19:23:43.394602577</dc:date>
    <meta:editing-duration>PT2H12M32S</meta:editing-duration>
    <meta:editing-cycles>7</meta:editing-cycles>
    <meta:document-statistic meta:table-count="0" meta:image-count="0" meta:object-count="0" meta:page-count="2" meta:paragraph-count="24" meta:word-count="675" meta:character-count="4153" meta:non-whitespace-character-count="3506"/>
  </office:meta>
</office:document-meta>
</file>